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24-02-26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22-02-21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21-02-04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20-02-18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9-02-19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8-02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7-02-02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6-02-0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5-01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3-01-1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0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9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9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9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9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8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7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7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7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7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7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7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6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5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5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5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5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5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5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5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5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5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4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4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4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5204</text:p>
          </table:table-cell>
          <table:table-cell office:value-type="string" calcext:value-type="string">
            <text:p>Falfurrias Quad</text:p>
          </table:table-cell>
          <table:table-cell office:value-type="string" calcext:value-type="string">
            <text:p>194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